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4"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2248*"/>
    </style:style>
    <style:style style:name="Table9.B" style:family="table-column">
      <style:table-column-properties style:column-width="0.7813in" style:rel-column-width="1125*"/>
    </style:style>
    <style:style style:name="Table9.C" style:family="table-column">
      <style:table-column-properties style:column-width="4.35in" style:rel-column-width="6264*"/>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2248*"/>
    </style:style>
    <style:style style:name="Table11.B" style:family="table-column">
      <style:table-column-properties style:column-width="0.7813in" style:rel-column-width="1125*"/>
    </style:style>
    <style:style style:name="Table11.C" style:family="table-column">
      <style:table-column-properties style:column-width="4.35in" style:rel-column-width="6264*"/>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2248*"/>
    </style:style>
    <style:style style:name="Table12.B" style:family="table-column">
      <style:table-column-properties style:column-width="0.7813in" style:rel-column-width="1125*"/>
    </style:style>
    <style:style style:name="Table12.C" style:family="table-column">
      <style:table-column-properties style:column-width="4.35in" style:rel-column-width="626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2248*"/>
    </style:style>
    <style:style style:name="Table13.B" style:family="table-column">
      <style:table-column-properties style:column-width="0.7813in" style:rel-column-width="1125*"/>
    </style:style>
    <style:style style:name="Table13.C" style:family="table-column">
      <style:table-column-properties style:column-width="4.35in" style:rel-column-width="6264*"/>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2248*"/>
    </style:style>
    <style:style style:name="Table14.B" style:family="table-column">
      <style:table-column-properties style:column-width="0.7813in" style:rel-column-width="1125*"/>
    </style:style>
    <style:style style:name="Table14.C" style:family="table-column">
      <style:table-column-properties style:column-width="4.35in" style:rel-column-width="626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2248*"/>
    </style:style>
    <style:style style:name="Table15.B" style:family="table-column">
      <style:table-column-properties style:column-width="0.7813in" style:rel-column-width="1125*"/>
    </style:style>
    <style:style style:name="Table15.C" style:family="table-column">
      <style:table-column-properties style:column-width="4.35in" style:rel-column-width="626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2248*"/>
    </style:style>
    <style:style style:name="Table16.B" style:family="table-column">
      <style:table-column-properties style:column-width="0.7813in" style:rel-column-width="1125*"/>
    </style:style>
    <style:style style:name="Table16.C" style:family="table-column">
      <style:table-column-properties style:column-width="4.35in" style:rel-column-width="626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2248*"/>
    </style:style>
    <style:style style:name="Table17.B" style:family="table-column">
      <style:table-column-properties style:column-width="0.7813in" style:rel-column-width="1125*"/>
    </style:style>
    <style:style style:name="Table17.C" style:family="table-column">
      <style:table-column-properties style:column-width="4.35in" style:rel-column-width="626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2248*"/>
    </style:style>
    <style:style style:name="Table18.B" style:family="table-column">
      <style:table-column-properties style:column-width="0.7813in" style:rel-column-width="1125*"/>
    </style:style>
    <style:style style:name="Table18.C" style:family="table-column">
      <style:table-column-properties style:column-width="4.35in" style:rel-column-width="626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2248*"/>
    </style:style>
    <style:style style:name="Table19.B" style:family="table-column">
      <style:table-column-properties style:column-width="0.7813in" style:rel-column-width="1125*"/>
    </style:style>
    <style:style style:name="Table19.C" style:family="table-column">
      <style:table-column-properties style:column-width="4.35in" style:rel-column-width="626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2248*"/>
    </style:style>
    <style:style style:name="Table20.B" style:family="table-column">
      <style:table-column-properties style:column-width="0.7813in" style:rel-column-width="1125*"/>
    </style:style>
    <style:style style:name="Table20.C" style:family="table-column">
      <style:table-column-properties style:column-width="4.35in" style:rel-column-width="626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Heading_20_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piData</text:h>
      <text:p text:style-name="Purpose">Comment: </text:p>
      <text:p text:style-name="Standard"><text:tab/>Tells that this file is for EpiData software</text:p>
      <text:p text:style-name="Caption">Body:</text:p>
      <text:p text:style-name="Standard"><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7</text:reference-ref></text:p>
      <text:h text:style-name="Heading_20_2" text:outline-level="2"><text:reference-mark-start text:name="Settings"/>Settings<text:reference-mark-end text:name="Settings"/></text:h>
      <text:p text:style-name="Purpose">Comment:</text:p>
      <text:p text:style-name="Standard"><text:tab/>Describe overall settings when using this file.</text:p>
      <text:p text:style-name="Caption">Singleton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rsion</text:p>
          </table:table-cell>
          <table:table-cell table:style-name="Table1.A1" office:value-type="string">
            <text:p text:style-name="Table_20_type_20_heading">Integer</text:p>
          </table:table-cell>
          <table:table-cell table:style-name="Table1.A1" office:value-type="string">
            <text:p text:style-name="Text_20_body">Specifies the file format version.</text:p>
          </table:table-cell>
        </table:table-row>
        <table:table-row>
          <table:table-cell table:style-name="Table1.A1" office:value-type="string">
            <text:p text:style-name="Table_20_Heading">DateSeperator</text:p>
          </table:table-cell>
          <table:table-cell table:style-name="Table1.A1" office:value-type="string">
            <text:p text:style-name="Table_20_type_20_heading">Char</text:p>
          </table:table-cell>
          <table:table-cell table:style-name="Table1.A1" office:value-type="string">
            <text:p text:style-name="Text_20_body">Character used as separator for all dates in this document.</text:p>
          </table:table-cell>
        </table:table-row>
        <table:table-row>
          <table:table-cell table:style-name="Table1.A1" office:value-type="string">
            <text:p text:style-name="Table_20_Heading">DecimalSeparator</text:p>
          </table:table-cell>
          <table:table-cell table:style-name="Table1.A1" office:value-type="string">
            <text:p text:style-name="Table_20_type_20_heading">Char</text:p>
          </table:table-cell>
          <table:table-cell table:style-name="Table1.A1" office:value-type="string">
            <text:p text:style-name="Text_20_body">Character used as seperator for all floating point numbers in this document.</text:p>
          </table:table-cell>
        </table:table-row>
        <table:table-row>
          <table:table-cell table:style-name="Table1.A1" office:value-type="string">
            <text:p text:style-name="Table_20_Heading">MissingString</text:p>
          </table:table-cell>
          <table:table-cell table:style-name="Table1.A1" office:value-type="string">
            <text:p text:style-name="Table_20_type_20_heading">Text</text:p>
          </table:table-cell>
          <table:table-cell table:style-name="Table1.C4" office:value-type="string">
            <text:p text:style-name="Text_20_body">Text string (often only a single character) that represents a missing value.</text:p>
          </table:table-cell>
        </table:table-row>
      </table:table>
      <text:h text:style-name="Heading_20_2" text:outline-level="2"><text:reference-mark-start text:name="Admin"/>Admin<text:reference-mark-end text:name="Admin"/></text:h>
      <text:p text:style-name="Purpose">Comment:</text:p>
      <text:p text:style-name="Standard"><text:tab/>Main container for the section that describe the users and groups allow to use this document.</text:p>
      <text:p text:style-name="Caption">Body:</text:p>
      <text:p text:style-name="Standard"><text:tab/><text:reference-ref text:reference-format="page" text:ref-name="Groups">1</text:reference-ref> ?, <text:reference-ref text:reference-format="page" text:ref-name="Users">2</text:reference-ref> ?</text:p>
      <text:h text:style-name="Heading_20_3" text:outline-level="3"><text:reference-mark-start text:name="Groups"/>Groups<text:reference-mark-end text:name="Groups"/></text:h>
      <text:p text:style-name="Purpose">Comment:</text:p>
      <text:p text:style-name="Standard"><text:tab/>Main container for the list of groups.</text:p>
      <text:p text:style-name="Caption">Body:</text:p>
      <text:p text:style-name="Text_20_body"><text:tab/><text:reference-ref text:reference-format="page" text:ref-name="Group">1</text:reference-ref>*</text:p>
      <text:h text:style-name="Heading_20_4" text:outline-level="4"><text:reference-mark-start text:name="Group"/>Group<text:reference-mark-end text:name="Group"/></text:h>
      <text:p text:style-name="Purpose">Comment:</text:p>
      <text:p text:style-name="Standard"><text:tab/>Describe a group and the rights this group has to the document.</text:p>
      <text:p text:style-name="Caption">Singlet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type_20_heading">Text</text:p>
          </table:table-cell>
          <table:table-cell table:style-name="Table7.A1" office:value-type="string">
            <text:p text:style-name="Table_20_Contents">A human readable logical name for the group. E.g. nurses, managers, etc.</text:p>
          </table:table-cell>
        </table:table-row>
        <table:table-row>
          <table:table-cell table:style-name="Table7.A1" office:value-type="string">
            <text:p text:style-name="Table_20_Heading">Rights</text:p>
          </table:table-cell>
          <table:table-cell table:style-name="Table7.A1" office:value-type="string">
            <text:p text:style-name="Table_20_type_20_heading">(list)</text:p>
          </table:table-cell>
          <table:table-cell table:style-name="Table7.A1" office:value-type="string">
            <text:p text:style-name="Table_20_Contents">A list a rights this group is allowed.</text:p>
          </table:table-cell>
        </table:table-row>
      </table:table>
      <text:p text:style-name="Caption">Attribut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type_20_heading">Text</text:p>
          </table:table-cell>
          <table:table-cell table:style-name="Table2.A1" office:value-type="string">
            <text:p text:style-name="Table_20_Contents">Group ID specifier</text:p>
          </table:table-cell>
        </table:table-row>
      </table:table>
      <text:p text:style-name="Standard"/>
      <text:h text:style-name="Heading_20_3" text:outline-level="3"><text:soft-page-break/><text:reference-mark-start text:name="Users"/>Users<text:reference-mark-end text:name="Users"/></text:h>
      <text:p text:style-name="Purpose">Comment:</text:p>
      <text:p text:style-name="Standard"><text:tab/>Main container for the list of users.</text:p>
      <text:p text:style-name="Caption">Body:</text:p>
      <text:p text:style-name="Text_20_body"><text:tab/><text:reference-ref text:reference-format="page" text:ref-name="User">2</text:reference-ref></text:p>
      <text:h text:style-name="Heading_20_4" text:outline-level="4"><text:reference-mark-start text:name="User"/>User<text:reference-mark-end text:name="User"/></text:h>
      <text:p text:style-name="Purpose">Comment:</text:p>
      <text:p text:style-name="Standard"><text:tab/>Describes a user along with login credentials. The access rights is determined by the group the user belongs to.</text:p>
      <text:p text:style-name="Caption">Singlet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ogin</text:p>
          </table:table-cell>
          <table:table-cell table:style-name="Table8.A1" office:value-type="string">
            <text:p text:style-name="Table_20_type_20_heading">Text</text:p>
          </table:table-cell>
          <table:table-cell table:style-name="Table8.A1" office:value-type="string">
            <text:p text:style-name="Text_20_body">Login name used for identification (e.g. torsten)</text:p>
          </table:table-cell>
        </table:table-row>
        <table:table-row>
          <table:table-cell table:style-name="Table8.A1" office:value-type="string">
            <text:p text:style-name="Table_20_Heading">Name</text:p>
          </table:table-cell>
          <table:table-cell table:style-name="Table8.A1" office:value-type="string">
            <text:p text:style-name="Table_20_type_20_heading">Text</text:p>
          </table:table-cell>
          <table:table-cell table:style-name="Table8.A1" office:value-type="string">
            <text:p text:style-name="Text_20_body">Logical name of the user (e.g. Torsten Bonde Christiansen)</text:p>
          </table:table-cell>
        </table:table-row>
        <table:table-row>
          <table:table-cell table:style-name="Table8.A1" office:value-type="string">
            <text:p text:style-name="Table_20_Heading">Password</text:p>
          </table:table-cell>
          <table:table-cell table:style-name="Table8.A1" office:value-type="string">
            <text:p text:style-name="Table_20_type_20_heading">Text</text:p>
          </table:table-cell>
          <table:table-cell table:style-name="Table8.A1" office:value-type="string">
            <text:p text:style-name="Text_20_body">MD5/SHA1 encrypted password.</text:p>
          </table:table-cell>
        </table:table-row>
        <table:table-row>
          <table:table-cell table:style-name="Table8.A1" office:value-type="string">
            <text:p text:style-name="Table_20_Heading">GroupId</text:p>
          </table:table-cell>
          <table:table-cell table:style-name="Table8.A1" office:value-type="string">
            <text:p text:style-name="Table_20_type_20_heading">Text</text:p>
          </table:table-cell>
          <table:table-cell table:style-name="Table8.A1" office:value-type="string">
            <text:p text:style-name="Text_20_body">Id referering to which group the user belongs to.</text:p>
          </table:table-cell>
        </table:table-row>
      </table:table>
      <text:p text:style-name="Caption">Attribut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id</text:p>
          </table:table-cell>
          <table:table-cell table:style-name="Table3.A1" office:value-type="string">
            <text:p text:style-name="Table_20_type_20_heading">Text</text:p>
          </table:table-cell>
          <table:table-cell table:style-name="Table3.A1" office:value-type="string">
            <text:p text:style-name="Text_20_body">User ID specifier</text:p>
          </table:table-cell>
        </table:table-row>
      </table:table>
      <text:h text:style-name="Heading_20_2" text:outline-level="2"><text:reference-mark-start text:name="Study"/>Study<text:reference-mark-end text:name="Study"/></text:h>
      <text:p text:style-name="Purpose">Comment:</text:p>
      <text:p text:style-name="Standard"><text:tab/>Overall description of the study. Contains most information present in the Dublin Core specifications.</text:p>
      <text:p text:style-name="Caption">Singlet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id</text:p>
          </table:table-cell>
          <table:table-cell table:style-name="Table4.A1" office:value-type="string">
            <text:p text:style-name="Table_20_type_20_heading">Text</text:p>
          </table:table-cell>
          <table:table-cell table:style-name="Table4.C1" office:value-type="string">
            <text:p text:style-name="Text_20_body">Unique short form reference for this file</text:p>
          </table:table-cell>
        </table:table-row>
        <table:table-row>
          <table:table-cell table:style-name="Table4.A2" office:value-type="string">
            <text:p text:style-name="Table_20_Heading">Protokol</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utho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Owne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Creat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Creato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Description</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Language</text:p>
          </table:table-cell>
          <table:table-cell table:style-name="Table4.A2" office:value-type="string">
            <text:p text:style-name="Table_20_type_20_heading">ISO .. language code</text:p>
          </table:table-cell>
          <table:table-cell table:style-name="Table4.C2" office:value-type="string">
            <text:p text:style-name="Text_20_body">Language specification for texts in the file</text:p>
          </table:table-cell>
        </table:table-row>
        <table:table-row>
          <table:table-cell table:style-name="Table4.A2" office:value-type="string">
            <text:p text:style-name="Table_20_Heading">Modified</text:p>
          </table:table-cell>
          <table:table-cell table:style-name="Table4.A2" office:value-type="string">
            <text:p text:style-name="Table_20_type_20_heading">Date</text:p>
          </table:table-cell>
          <table:table-cell table:style-name="Table4.C2" office:value-type="string">
            <text:p text:style-name="Text_20_body"/>
          </table:table-cell>
        </table:table-row>
        <text:soft-page-break/>
        <table:table-row>
          <table:table-cell table:style-name="Table4.A2" office:value-type="string">
            <text:p text:style-name="Table_20_Heading">Provenan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eferences</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ightsholde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our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pati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ubje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empor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itl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
      <text:h text:style-name="Heading_20_2" text:outline-level="2"><text:reference-mark-start text:name="DataFiles"/>DataFiles<text:reference-mark-end text:name="DataFiles"/></text:h>
      <text:p text:style-name="Purpose">Comment:</text:p>
      <text:p text:style-name="Standard"><text:tab/>Main container for the list of datafiles.</text:p>
      <text:p text:style-name="Caption"><text:s/>Body:</text:p>
      <text:p text:style-name="Text_20_body"><text:tab/><text:reference-ref text:reference-format="page" text:ref-name="DataFile">3</text:reference-ref></text:p>
      <text:h text:style-name="Heading_20_3" text:outline-level="3"><text:reference-mark-start text:name="DataFile"/>DataFile<text:reference-mark-end text:name="DataFile"/></text:h>
      <text:p text:style-name="Purpose">Comment:</text:p>
      <text:p text:style-name="Standard"><text:tab/>Describes a single table in the study, complete with valuelabels/codelist, field descriptions, textline and data records.</text:p>
      <text:p text:style-name="Caption">Body:</text:p>
      <text:p text:style-name="Text_20_body"><text:tab/><text:reference-ref text:reference-format="page" text:ref-name="ValueLabels">3</text:reference-ref>, <text:reference-ref text:reference-format="page" text:ref-name="ScreenInfo">5</text:reference-ref>, <text:reference-ref text:reference-format="page" text:ref-name="Fields">5</text:reference-ref>, <text:reference-ref text:reference-format="page" text:ref-name="Headings">7</text:reference-ref>, <text:reference-ref text:reference-format="chapter" text:ref-name="Records">1.4.1.5</text:reference-ref></text:p>
      <text:p text:style-name="Caption">Attribut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d</text:p>
          </table:table-cell>
          <table:table-cell table:style-name="Table5.B1" office:value-type="string">
            <text:p text:style-name="Table_20_type_20_heading">text</text:p>
          </table:table-cell>
          <table:table-cell table:style-name="Table5.C1" office:value-type="string">
            <text:p text:style-name="Text_20_body">A unique ID for this Datafile.</text:p>
          </table:table-cell>
        </table:table-row>
        <table:table-row>
          <table:table-cell table:style-name="Table5.A2" office:value-type="string">
            <text:p text:style-name="Table_20_Heading">FileLabel</text:p>
          </table:table-cell>
          <table:table-cell table:style-name="Table5.B2" office:value-type="string">
            <text:p text:style-name="Table_20_type_20_heading">text</text:p>
          </table:table-cell>
          <table:table-cell table:style-name="Table5.C2" office:value-type="string">
            <text:p text:style-name="Text_20_body">title for the file</text:p>
          </table:table-cell>
        </table:table-row>
      </table:table>
      <text:p text:style-name="Text_20_body"/>
      <text:h text:style-name="Heading_20_4" text:outline-level="4"><text:reference-mark-start text:name="ValueLabels"/>ValueLabels<text:reference-mark-end text:name="ValueLabels"/></text:h>
      <text:p text:style-name="Purpose">Comment:</text:p>
      <text:p text:style-name="Standard"><text:tab/>Main container for a list of valuelabel sets.</text:p>
      <text:p text:style-name="Caption"><text:s/>Body:</text:p>
      <text:p text:style-name="Text_20_body"><text:tab/><text:reference-ref text:reference-format="page" text:ref-name="ValueLabel">3</text:reference-ref></text:p>
      <text:h text:style-name="Heading_20_5" text:outline-level="5"><text:reference-mark-start text:name="ValueLabel"/>ValueLabel<text:reference-mark-end text:name="ValueLabel"/></text:h>
      <text:p text:style-name="Purpose">Comment:</text:p>
      <text:p text:style-name="Text_20_body"><text:tab/>Describes a set of values with associated labels. Can be referenced from any field within the <text:soft-page-break/>same <text:reference-ref text:reference-format="page" text:ref-name="DataFile">3</text:reference-ref> section.</text:p>
      <text:p text:style-name="Caption">Body:</text:p>
      <text:p text:style-name="Text_20_body"><text:tab/><text:tab/><text:reference-ref text:reference-format="page" text:ref-name="Internal">4</text:reference-ref>, <text:reference-ref text:reference-format="page" text:ref-name="External">4</text:reference-ref></text:p>
      <text:p text:style-name="Caption">Singlet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type_20_heading">Text</text:p>
          </table:table-cell>
          <table:table-cell table:style-name="Table9.C1" office:value-type="string">
            <text:p text:style-name="Text_20_body">Specifies one of the type listen in the <text:reference-ref text:reference-format="page" text:ref-name="Supported Data Types">8</text:reference-ref> section.</text:p>
          </table:table-cell>
        </table:table-row>
        <table:table-row>
          <table:table-cell table:style-name="Table9.A2" office:value-type="string">
            <text:p text:style-name="Table_20_Heading">Name</text:p>
          </table:table-cell>
          <table:table-cell table:style-name="Table9.A2" office:value-type="string">
            <text:p text:style-name="Table_20_type_20_heading">Text</text:p>
          </table:table-cell>
          <table:table-cell table:style-name="Table9.C2" office:value-type="string">
            <text:p text:style-name="Text_20_body">A logical name for the value label set. E.g. “gender”, “Age groups”</text:p>
          </table:table-cell>
        </table:table-row>
      </table:table>
      <text:p text:style-name="Caption">Attribute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id</text:p>
          </table:table-cell>
          <table:table-cell table:style-name="Table6.B1" office:value-type="string">
            <text:p text:style-name="Table_20_type_20_heading">text</text:p>
          </table:table-cell>
          <table:table-cell table:style-name="Table6.C1" office:value-type="string">
            <text:p text:style-name="Text_20_body">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Standard"/>
      <text:h text:style-name="Heading_20_6" text:outline-level="6"><text:reference-mark-start text:name="Internal"/>Internal<text:reference-mark-end text:name="Internal"/></text:h>
      <text:p text:style-name="Purpose">Comment:</text:p>
      <text:p text:style-name="Text_20_body"><text:tab/>Describes the set of values and labels if it is stored within the file. </text:p>
      <text:p text:style-name="Caption">Body:</text:p>
      <text:p text:style-name="Text_20_body"><text:tab/><text:reference-ref text:reference-format="page" text:ref-name="Set">4</text:reference-ref></text:p>
      <text:h text:style-name="P1" text:outline-level="7"><text:reference-mark-start text:name="Set"/>Set<text:reference-mark-end text:name="Set"/></text:h>
      <text:p text:style-name="Purpose">Comment:</text:p>
      <text:p text:style-name="Text_20_body"><text:tab/>Container for a single pair of value and label.</text:p>
      <text:p text:style-name="Caption">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order</text:p>
          </table:table-cell>
          <table:table-cell table:style-name="Table11.A1" office:value-type="string">
            <text:p text:style-name="Table_20_type_20_heading">Integer</text:p>
          </table:table-cell>
          <table:table-cell table:style-name="Table11.C1" office:value-type="string">
            <text:p text:style-name="Text_20_body">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Table_20_Heading">value</text:p>
          </table:table-cell>
          <table:table-cell table:style-name="Table11.A2" office:value-type="string">
            <text:p text:style-name="Table_20_type_20_heading">&lt;Type&gt;</text:p>
          </table:table-cell>
          <table:table-cell table:style-name="Table11.C2" office:value-type="string">
            <text:p text:style-name="Text_20_body">The value specifier for the value label pair. </text:p>
          </table:table-cell>
        </table:table-row>
        <table:table-row>
          <table:table-cell table:style-name="Table11.A2" office:value-type="string">
            <text:p text:style-name="Table_20_Heading">label</text:p>
          </table:table-cell>
          <table:table-cell table:style-name="Table11.A2" office:value-type="string">
            <text:p text:style-name="Table_20_type_20_heading">Text</text:p>
          </table:table-cell>
          <table:table-cell table:style-name="Table11.C2" office:value-type="string">
            <text:p text:style-name="Text_20_body">The label associated with the value above.</text:p>
          </table:table-cell>
        </table:table-row>
        <table:table-row>
          <table:table-cell table:style-name="Table11.A2" office:value-type="string">
            <text:p text:style-name="Table_20_Heading">missing</text:p>
          </table:table-cell>
          <table:table-cell table:style-name="Table11.A2" office:value-type="string">
            <text:p text:style-name="Table_20_type_20_heading">Boolean</text:p>
          </table:table-cell>
          <table:table-cell table:style-name="Table11.C2" office:value-type="string">
            <text:p text:style-name="Text_20_body">Specifies if value is a user defined missing value. Is only accepted as missing if the value is “true”. </text:p>
          </table:table-cell>
        </table:table-row>
      </table:table>
      <text:h text:style-name="Heading_20_6" text:outline-level="6"><text:reference-mark-start text:name="External"/>External<text:reference-mark-end text:name="External"/></text:h>
      <text:p text:style-name="Purpose">Comment:</text:p>
      <text:p text:style-name="Text_20_body"><text:tab/>Describes the location, value and labels field for a valuelabelset stored in an external file.</text:p>
      <text:p text:style-name="Caption">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Filename</text:p>
          </table:table-cell>
          <table:table-cell table:style-name="Table12.A1" office:value-type="string">
            <text:p text:style-name="Table_20_type_20_heading">Text</text:p>
          </table:table-cell>
          <table:table-cell table:style-name="Table12.C1" office:value-type="string">
            <text:p text:style-name="Text_20_body">A path (with filename) to where the file is located. This may be an absolute or a relative path.</text:p>
          </table:table-cell>
        </table:table-row>
        <text:soft-page-break/>
        <table:table-row>
          <table:table-cell table:style-name="Table12.A2" office:value-type="string">
            <text:p text:style-name="Table_20_Heading">DatafileID</text:p>
          </table:table-cell>
          <table:table-cell table:style-name="Table12.A2" office:value-type="string">
            <text:p text:style-name="Table_20_type_20_heading">Text</text:p>
          </table:table-cell>
          <table:table-cell table:style-name="Table12.C2" office:value-type="string">
            <text:p text:style-name="Text_20_body">A reference id to the Datafile with the specified file.</text:p>
          </table:table-cell>
        </table:table-row>
        <table:table-row>
          <table:table-cell table:style-name="Table12.A2" office:value-type="string">
            <text:p text:style-name="Table_20_Heading">Value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Table_20_Heading">Label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labels. If <text:span text:style-name="T1">not</text:span><text:span text:style-name="T2"> specified then the first non-used field is used as LabelField.</text:span></text:p>
          </table:table-cell>
        </table:table-row>
      </table:table>
      <text:h text:style-name="Heading_20_4" text:outline-level="4"><text:reference-mark-start text:name="ScreenInfo"/>ScreenInfo<text:reference-mark-end text:name="ScreenInfo"/></text:h>
      <text:p text:style-name="Caption">Body:</text:p>
      <text:p text:style-name="Text_20_body"><text:tab/>(none)</text:p>
      <text:p text:style-name="Caption">Attributes:</text:p>
      <text:p text:style-name="Text_20_body"><text:tab/>(none)</text:p>
      <text:h text:style-name="Heading_20_4" text:outline-level="4"><text:reference-mark-start text:name="Fields"/>Fields<text:reference-mark-end text:name="Fields"/></text:h>
      <text:p text:style-name="Purpose">Comment:</text:p>
      <text:p text:style-name="Standard"><text:tab/>Describes a variable in a questionnaire.</text:p>
      <text:p text:style-name="Caption">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Type</text:p>
          </table:table-cell>
          <table:table-cell table:style-name="Table13.A1" office:value-type="string">
            <text:p text:style-name="Table_20_type_20_heading">text</text:p>
          </table:table-cell>
          <table:table-cell table:style-name="Table13.C1" office:value-type="string">
            <text:p text:style-name="Text_20_body">Specifies one of the type listen in the <text:reference-ref text:reference-format="page" text:ref-name="Supported Data Types">8</text:reference-ref> section.</text:p>
          </table:table-cell>
        </table:table-row>
        <table:table-row>
          <table:table-cell table:style-name="Table13.A2" office:value-type="string">
            <text:p text:style-name="Table_20_Heading">Name</text:p>
          </table:table-cell>
          <table:table-cell table:style-name="Table13.A2" office:value-type="string">
            <text:p text:style-name="Table_20_type_20_heading">text</text:p>
          </table:table-cell>
          <table:table-cell table:style-name="Table13.C2" office:value-type="string">
            <text:p text:style-name="Text_20_body">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Table_20_Heading">Length</text:p>
          </table:table-cell>
          <table:table-cell table:style-name="Table13.A2" office:value-type="string">
            <text:p text:style-name="Table_20_type_20_heading">integer</text:p>
          </table:table-cell>
          <table:table-cell table:style-name="Table13.C2" office:value-type="string">
            <text:p text:style-name="Text_20_body">Specifies the length of the field. There is no restriction as to the length of a field. For floating point fields this length includes the decimal separator AND the length of decimals (see below). </text:p>
          </table:table-cell>
        </table:table-row>
        <table:table-row>
          <table:table-cell table:style-name="Table13.A2" office:value-type="string">
            <text:p text:style-name="Table_20_Heading">Decimals</text:p>
          </table:table-cell>
          <table:table-cell table:style-name="Table13.A2" office:value-type="string">
            <text:p text:style-name="Table_20_type_20_heading">integer</text:p>
          </table:table-cell>
          <table:table-cell table:style-name="Table13.C2" office:value-type="string">
            <text:p text:style-name="Text_20_body"><text:span text:style-name="T2">Specifies the number of decimals in floating point fields otherwise is should be 0 (null). </text:span></text:p>
          </table:table-cell>
        </table:table-row>
        <table:table-row>
          <table:table-cell table:style-name="Table13.A2" office:value-type="string">
            <text:p text:style-name="Table_20_Heading">ScreenId</text:p>
          </table:table-cell>
          <table:table-cell table:style-name="Table13.A2" office:value-type="string">
            <text:p text:style-name="Table_20_type_20_heading">text</text:p>
          </table:table-cell>
          <table:table-cell table:style-name="Table13.C2" office:value-type="string">
            <text:p text:style-name="Text_20_body"/>
          </table:table-cell>
        </table:table-row>
        <table:table-row>
          <table:table-cell table:style-name="Table13.A2" office:value-type="string">
            <text:p text:style-name="Table_20_Heading">ValueLabelId</text:p>
          </table:table-cell>
          <table:table-cell table:style-name="Table13.A2" office:value-type="string">
            <text:p text:style-name="Table_20_type_20_heading">text</text:p>
          </table:table-cell>
          <table:table-cell table:style-name="Table13.C2" office:value-type="string">
            <text:p text:style-name="Text_20_body">References a value label specified in the <text:reference-ref text:reference-format="page" text:ref-name="ValueLabels">3</text:reference-ref> section above.</text:p>
          </table:table-cell>
        </table:table-row>
        <table:table-row>
          <table:table-cell table:style-name="Table13.A2" office:value-type="string">
            <text:p text:style-name="Table_20_Heading">DefaultValue</text:p>
          </table:table-cell>
          <table:table-cell table:style-name="Table13.A2" office:value-type="string">
            <text:p text:style-name="Table_20_type_20_heading">&lt;type&gt;</text:p>
          </table:table-cell>
          <table:table-cell table:style-name="Table13.C2" office:value-type="string">
            <text:p text:style-name="Text_20_body">The default value given to the variable on entering the entry field. </text:p>
          </table:table-cell>
        </table:table-row>
        <table:table-row>
          <table:table-cell table:style-name="Table13.A2" office:value-type="string">
            <text:p text:style-name="Table_20_Heading">Confirm</text:p>
          </table:table-cell>
          <table:table-cell table:style-name="Table13.A2" office:value-type="string">
            <text:p text:style-name="Table_20_type_20_heading">&lt;none&gt;</text:p>
          </table:table-cell>
          <table:table-cell table:style-name="Table13.C2" office:value-type="string">
            <text:p text:style-name="Standard">If tag is present the field is not left when length is reached, but requires confirmation using the ENTER/RETURN key. </text:p>
          </table:table-cell>
        </table:table-row>
        <table:table-row>
          <table:table-cell table:style-name="Table13.A2" office:value-type="string">
            <text:p text:style-name="Table_20_Heading">Repeat</text:p>
          </table:table-cell>
          <table:table-cell table:style-name="Table13.A2" office:value-type="string">
            <text:p text:style-name="Table_20_type_20_heading">&lt;none&gt;</text:p>
          </table:table-cell>
          <table:table-cell table:style-name="Table13.C2" office:value-type="string">
            <text:p text:style-name="Text_20_body">If tag is present the field is, upon entering the entry field, filled with the value entered in the previous record.</text:p>
          </table:table-cell>
        </table:table-row>
        <table:table-row>
          <table:table-cell table:style-name="Table13.A2" office:value-type="string">
            <text:p text:style-name="Table_20_Heading">Enter</text:p>
          </table:table-cell>
          <table:table-cell table:style-name="Table13.A2" office:value-type="string">
            <text:p text:style-name="Table_20_type_20_heading">boolean</text:p>
          </table:table-cell>
          <table:table-cell table:style-name="Table13.C2" office:value-type="string">
            <text:p text:style-name="Standard">If tag is NOT present entering data is optional. If the tag is <text:soft-page-break/>present it MUST have either the value TRUE or FALSE.<text:line-break/>FALSE = data entry is not possible.<text:line-break/>TRUE = data must be entered. </text:p>
          </table:table-cell>
        </table:table-row>
        <table:table-row>
          <table:table-cell table:style-name="Table13.A2" office:value-type="string">
            <text:p text:style-name="Table_20_Heading">TopOfScreen</text:p>
          </table:table-cell>
          <table:table-cell table:style-name="Table13.A2" office:value-type="string">
            <text:p text:style-name="Table_20_type_20_heading">integer</text:p>
          </table:table-cell>
          <table:table-cell table:style-name="Table13.C2" office:value-type="string">
            <text:p text:style-name="Text_20_body">If the tag is present it tell the entry program to “clear” the page. I.e. this field is placed at the top of screen (where the number specifies the amount of space above the field).</text:p>
          </table:table-cell>
        </table:table-row>
      </table:table>
      <text:p text:style-name="Caption">Body:</text:p>
      <text:p text:style-name="Standard"><text:tab/>FieldLabel, Jumps, TypeComment</text:p>
      <text:p text:style-name="Caption">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d</text:p>
          </table:table-cell>
          <table:table-cell table:style-name="Table14.A1" office:value-type="string">
            <text:p text:style-name="Table_20_type_20_heading">text</text:p>
          </table:table-cell>
          <table:table-cell table:style-name="Table14.C1" office:value-type="string">
            <text:p text:style-name="Text_20_body"/>
          </table:table-cell>
        </table:table-row>
      </table:table>
      <text:p text:style-name="Text_20_body"/>
      <text:h text:style-name="Heading_20_5" text:outline-level="5">FieldLabel</text:h>
      <text:p text:style-name="Purpose">Comment:</text:p>
      <text:p text:style-name="Text_20_body"><text:tab/>Describes the question text associated with variable</text:p>
      <text:p text:style-name="Caption">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creenId</text:p>
          </table:table-cell>
          <table:table-cell table:style-name="Table15.A1" office:value-type="string">
            <text:p text:style-name="Table_20_type_20_heading">text</text:p>
          </table:table-cell>
          <table:table-cell table:style-name="Table15.C1" office:value-type="string">
            <text:p text:style-name="Standard">Reference to a screeninfo section.</text:p>
          </table:table-cell>
        </table:table-row>
        <table:table-row>
          <table:table-cell table:style-name="Table15.A2" office:value-type="string">
            <text:p text:style-name="Table_20_Heading">Text</text:p>
          </table:table-cell>
          <table:table-cell table:style-name="Table15.A2" office:value-type="string">
            <text:p text:style-name="Table_20_type_20_heading">text</text:p>
          </table:table-cell>
          <table:table-cell table:style-name="Table15.C2" office:value-type="string">
            <text:p text:style-name="Text_20_body">The actual text for the question.</text:p>
          </table:table-cell>
        </table:table-row>
      </table:table>
      <text:h text:style-name="Heading_20_5" text:outline-level="5">Jumps</text:h>
      <text:p text:style-name="Purpose">Comment:</text:p>
      <text:p text:style-name="Text_20_body"><text:tab/>Describes a flow where it is possible to jump to other variables within the same datafile, based on the value entered in the field.</text:p>
      <text:p text:style-name="Caption">Body:</text:p>
      <text:p text:style-name="Text_20_body"><text:tab/><text:reference-ref text:reference-format="page" text:ref-name="Jump">6</text:reference-ref></text:p>
      <text:h text:style-name="Heading_20_6" text:outline-level="6"><text:reference-mark-start text:name="Jump"/>Jump<text:reference-mark-end text:name="Jump"/></text:h>
      <text:p text:style-name="Purpose">Comment:</text:p>
      <text:p text:style-name="Text_20_body"><text:tab/>Descibes a single jump.</text:p>
      <text:p text:style-name="Caption">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on</text:p>
          </table:table-cell>
          <table:table-cell table:style-name="Table16.A1" office:value-type="string">
            <text:p text:style-name="Table_20_type_20_heading">&lt;type&gt;</text:p>
          </table:table-cell>
          <table:table-cell table:style-name="Table16.C1" office:value-type="string">
            <text:p text:style-name="Standard">The value that responds to this jump</text:p>
          </table:table-cell>
        </table:table-row>
        <table:table-row>
          <table:table-cell table:style-name="Table16.A2" office:value-type="string">
            <text:p text:style-name="Table_20_Heading">to</text:p>
          </table:table-cell>
          <table:table-cell table:style-name="Table16.A2" office:value-type="string">
            <text:p text:style-name="Table_20_type_20_heading">text</text:p>
          </table:table-cell>
          <table:table-cell table:style-name="Table16.C2" office:value-type="string">
            <text:p text:style-name="Text_20_body">The field being jumpt to.</text:p>
          </table:table-cell>
        </table:table-row>
      </table:table>
      <text:h text:style-name="Heading_20_5" text:outline-level="5">TypeComment</text:h>
      <text:p text:style-name="Purpose">Comment:</text:p>
      <text:p text:style-name="Text_20_body"><text:tab/>Tells the program to write the label-part of a valuelabel either next to the working field or write the label into some other field.</text:p>
      <text:p text:style-name="Caption">Attributes:</text:p>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Table_20_Heading">colour</text:p>
          </table:table-cell>
          <table:table-cell table:style-name="Table17.A1" office:value-type="string">
            <text:p text:style-name="Table_20_type_20_heading">hex</text:p>
          </table:table-cell>
          <table:table-cell table:style-name="Table17.C1" office:value-type="string">
            <text:p text:style-name="Standard">If present then the text will be placed next to the working field in the specified colour.</text:p>
          </table:table-cell>
        </table:table-row>
        <table:table-row>
          <table:table-cell table:style-name="Table17.A2" office:value-type="string">
            <text:p text:style-name="Table_20_Heading">field</text:p>
          </table:table-cell>
          <table:table-cell table:style-name="Table17.A2" office:value-type="string">
            <text:p text:style-name="Table_20_type_20_heading">text</text:p>
          </table:table-cell>
          <table:table-cell table:style-name="Table17.C2" office:value-type="string">
            <text:p text:style-name="Text_20_body">If present then the text will be written into the field specified.</text:p>
          </table:table-cell>
        </table:table-row>
      </table:table>
      <text:h text:style-name="Heading_20_4" text:outline-level="4"><text:reference-mark-start text:name="Headings"/>Headings<text:reference-mark-end text:name="Headings"/></text:h>
      <text:p text:style-name="Purpose">Comment:</text:p>
      <text:p text:style-name="Text_20_body"><text:tab/>Main contain for a list of headings.</text:p>
      <text:p text:style-name="Caption">Body:</text:p>
      <text:p text:style-name="Text_20_body"><text:tab/><text:reference-ref text:reference-format="page" text:ref-name="Heading">7</text:reference-ref></text:p>
      <text:h text:style-name="Heading_20_5" text:outline-level="5"><text:reference-mark-start text:name="Heading"/>Heading<text:reference-mark-end text:name="Heading"/></text:h>
      <text:p text:style-name="Purpose">Comment:</text:p>
      <text:p text:style-name="Text_20_body"><text:tab/>Describes a headline placed in the questionnaire, but without any association to a field/question.</text:p>
      <text:p text:style-name="Caption">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
          </table:table-cell>
          <table:table-cell table:style-name="Table18.A1" office:value-type="string">
            <text:p text:style-name="Table_20_type_20_heading"/>
          </table:table-cell>
          <table:table-cell table:style-name="Table18.C1" office:value-type="string">
            <text:p text:style-name="Standard"/>
          </table:table-cell>
        </table:table-row>
        <table:table-row>
          <table:table-cell table:style-name="Table18.A2" office:value-type="string">
            <text:p text:style-name="Table_20_Heading"/>
          </table:table-cell>
          <table:table-cell table:style-name="Table18.A2" office:value-type="string">
            <text:p text:style-name="Table_20_type_20_heading"/>
          </table:table-cell>
          <table:table-cell table:style-name="Table18.C2" office:value-type="string">
            <text:p text:style-name="Text_20_body"/>
          </table:table-cell>
        </table:table-row>
      </table:table>
      <text:p text:style-name="Caption">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id</text:p>
          </table:table-cell>
          <table:table-cell table:style-name="Table19.A1" office:value-type="string">
            <text:p text:style-name="Table_20_type_20_heading">hex</text:p>
          </table:table-cell>
          <table:table-cell table:style-name="Table19.C1" office:value-type="string">
            <text:p text:style-name="Standard">Unique id identifying this heading.</text:p>
          </table:table-cell>
        </table:table-row>
      </table:table>
      <text:h text:style-name="Heading_20_4" text:outline-level="4"><text:reference-mark-start text:name="Records"/>Records<text:reference-mark-end text:name="Records"/></text:h>
      <text:p text:style-name="Purpose">Comment:</text:p>
      <text:p text:style-name="Text_20_body"><text:tab/>Descibes the data for the datafile.</text:p>
      <text:p text:style-name="Caption">Body:</text:p>
      <text:p text:style-name="Text_20_body"><text:tab/><text:reference-ref text:reference-format="page" text:ref-name="Record">7</text:reference-ref></text:p>
      <text:h text:style-name="Heading_20_5" text:outline-level="5"><text:reference-mark-start text:name="Record"/>Record<text:reference-mark-end text:name="Record"/></text:h>
      <text:p text:style-name="Purpose">Comment:</text:p>
      <text:p text:style-name="Text_20_body"><text:tab/>Descibe a single record of data for all field within the datafile.</text:p>
      <text:p text:style-name="Text_20_body">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state</text:p>
          </table:table-cell>
          <table:table-cell table:style-name="Table20.A1" office:value-type="string">
            <text:p text:style-name="Table_20_type_20_heading">integer</text:p>
          </table:table-cell>
          <table:table-cell table:style-name="Table20.C1" office:value-type="string">
            <text:p text:style-name="Standard">Indicates the state of the records:</text:p>
            <text:p text:style-name="Standard">0 (or no attribute) = normal record</text:p>
            <text:p text:style-name="Standard">1 = marked for deletion.</text:p>
            <text:p text:style-name="Standard">2 = verified.</text:p>
          </table:table-cell>
        </table:table-row>
        <table:table-row>
          <table:table-cell table:style-name="Table20.A2" office:value-type="string">
            <text:p text:style-name="Table_20_Heading">&lt;field-id's&gt;</text:p>
          </table:table-cell>
          <table:table-cell table:style-name="Table20.A2" office:value-type="string">
            <text:p text:style-name="Table_20_type_20_heading">&lt;type&gt;</text:p>
          </table:table-cell>
          <table:table-cell table:style-name="Table20.C2" office:value-type="string">
            <text:p text:style-name="Text_20_body">An unnumbered set of attributes that corresponds to a field id. The data type must match that of the fields type.</text:p>
          </table:table-cell>
        </table:table-row>
      </table:table>
      <text:p text:style-name="Standard"/>
      <text:h text:style-name="Heading_20_2" text:outline-level="2"><text:reference-mark-start text:name="Relates"/>Relates<text:reference-mark-end text:name="Relates"/></text:h>
      <text:p text:style-name="Caption">Body:</text:p>
      <text:p text:style-name="Text_20_body"><text:soft-page-break/><text:tab/><text:reference-ref text:reference-format="page" text:ref-name="PrimaryKeys">8</text:reference-ref>, <text:reference-ref text:reference-format="page" text:ref-name="Relate">8</text:reference-ref></text:p>
      <text:p text:style-name="Text_20_body"/>
      <text:h text:style-name="Heading_20_3" text:outline-level="3"><text:reference-mark-start text:name="PrimaryKeys"/>PrimaryKeys<text:reference-mark-end text:name="PrimaryKeys"/></text:h>
      <text:p text:style-name="Caption">Body:</text:p>
      <text:p text:style-name="Text_20_body"><text:tab/>(none)</text:p>
      <text:p text:style-name="Caption">Attributes:</text:p>
      <text:p text:style-name="Text_20_body"><text:tab/>(none)</text:p>
      <text:p text:style-name="Text_20_body"/>
      <text:h text:style-name="Heading_20_3" text:outline-level="3"><text:reference-mark-start text:name="Relate"/>Relate<text:reference-mark-end text:name="Relate"/></text:h>
      <text:p text:style-name="Caption">Body:</text:p>
      <text:p text:style-name="Text_20_body"><text:tab/>(none)</text:p>
      <text:p text:style-name="Caption">Attributes:</text:p>
      <text:p text:style-name="Text_20_body"><text:tab/>(none)</text:p>
      <text:p text:style-name="Text_20_body"/>
      <text:p text:style-name="Text_20_body"/>
      <text:h text:style-name="Heading_20_1" text:outline-level="1">Appendix:</text:h>
      <text:h text:style-name="Heading_20_2" text:outline-level="2"><text:reference-mark-start text:name="Supported Data Types"/>Supported Data Types:<text:reference-mark-end text:name="Supported Data Types"/></text:h>
      <table:table table:name="Table10" table:style-name="Table10">
        <table:table-column table:style-name="Table10.A"/>
        <table:table-column table:style-name="Table10.B"/>
        <table:table-row>
          <table:table-cell table:style-name="Table10.A1" office:value-type="string">
            <text:p text:style-name="Table_20_Heading">Fielt type name:</text:p>
          </table:table-cell>
          <table:table-cell table:style-name="Table10.B1" office:value-type="string">
            <text:p text:style-name="Table_20_Heading">Comment:</text:p>
          </table:table-cell>
        </table:table-row>
        <table:table-row>
          <table:table-cell table:style-name="Table10.A2" office:value-type="string">
            <text:p text:style-name="Table_20_type_20_heading">integer</text:p>
          </table:table-cell>
          <table:table-cell table:style-name="Table10.B2" office:value-type="string">
            <text:p text:style-name="Table_20_Contents">Integral number.</text:p>
          </table:table-cell>
        </table:table-row>
        <table:table-row>
          <table:table-cell table:style-name="Table10.A2" office:value-type="string">
            <text:p text:style-name="Table_20_type_20_heading">string</text:p>
          </table:table-cell>
          <table:table-cell table:style-name="Table10.B2" office:value-type="string">
            <text:p text:style-name="Table_20_Contents">String type – may contain any text representable by the UTF-8 character set.</text:p>
          </table:table-cell>
        </table:table-row>
        <table:table-row>
          <table:table-cell table:style-name="Table10.A2" office:value-type="string">
            <text:p text:style-name="Table_20_type_20_heading">uppercase</text:p>
          </table:table-cell>
          <table:table-cell table:style-name="Table10.B2" office:value-type="string">
            <text:p text:style-name="Table_20_Contents">- As above but with all characters in uppercase</text:p>
          </table:table-cell>
        </table:table-row>
        <table:table-row>
          <table:table-cell table:style-name="Table10.A2" office:value-type="string">
            <text:p text:style-name="Table_20_type_20_heading">boolean</text:p>
          </table:table-cell>
          <table:table-cell table:style-name="Table10.B2" office:value-type="string">
            <text:p text:style-name="Table_20_Contents">A boolean type: can be true or false (and in variable also missing).</text:p>
          </table:table-cell>
        </table:table-row>
        <table:table-row>
          <table:table-cell table:style-name="Table10.A2" office:value-type="string">
            <text:p text:style-name="Table_20_type_20_heading">float</text:p>
          </table:table-cell>
          <table:table-cell table:style-name="Table10.B2" office:value-type="string">
            <text:p text:style-name="Table_20_Contents">Floating point number.</text:p>
          </table:table-cell>
        </table:table-row>
        <table:table-row>
          <table:table-cell table:style-name="Table10.A2" office:value-type="string">
            <text:p text:style-name="Table_20_type_20_heading">time</text:p>
          </table:table-cell>
          <table:table-cell table:style-name="Table10.B2" office:value-type="string">
            <text:p text:style-name="Table_20_Contents">Used to represent times in 24h format.</text:p>
          </table:table-cell>
        </table:table-row>
        <table:table-row>
          <table:table-cell table:style-name="Table10.A2" office:value-type="string">
            <text:p text:style-name="Table_20_type_20_heading">dmydate</text:p>
          </table:table-cell>
          <table:table-cell table:style-name="Table10.B2" office:value-type="string">
            <text:p text:style-name="Table_20_Contents">Record dates in dd-mm-yyyy format (the seperator is specified on a per file basis).</text:p>
          </table:table-cell>
        </table:table-row>
        <table:table-row>
          <table:table-cell table:style-name="Table10.A2" office:value-type="string">
            <text:p text:style-name="Table_20_type_20_heading">dm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mdydate</text:p>
          </table:table-cell>
          <table:table-cell table:style-name="Table10.B2" office:value-type="string">
            <text:p text:style-name="Table_20_Contents">Records dates in mm-dd-yyyy format.</text:p>
          </table:table-cell>
        </table:table-row>
        <table:table-row>
          <table:table-cell table:style-name="Table10.A2" office:value-type="string">
            <text:p text:style-name="Table_20_type_20_heading">md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ymddate</text:p>
          </table:table-cell>
          <table:table-cell table:style-name="Table10.B2" office:value-type="string">
            <text:p text:style-name="Table_20_Contents">Records dates inyyyy- mm-dd format.</text:p>
          </table:table-cell>
        </table:table-row>
        <table:table-row>
          <table:table-cell table:style-name="Table10.A2" office:value-type="string">
            <text:p text:style-name="Table_20_type_20_heading">ymd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idnum</text:p>
          </table:table-cell>
          <table:table-cell table:style-name="Table10.B2" office:value-type="string">
            <text:p text:style-name="Table_20_Contents">Auto incrementing integer. Increments last known value by one before inserting.</text:p>
          </table:table-cell>
        </table:table-row>
        <text:soft-page-break/>
        <table:table-row>
          <table:table-cell table:style-name="Table10.A2" office:value-type="string">
            <text:p text:style-name="Table_20_type_20_heading">crypt</text:p>
          </table:table-cell>
          <table:table-cell table:style-name="Table10.B2" office:value-type="string">
            <text:p text:style-name="Table_20_Contents">A string type that is encrypted using the AES (CFB-mode) encryptio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10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2-24T14:41:28</dc:date>
    <meta:editing-duration>PT15H03M12S</meta:editing-duration>
    <meta:editing-cycles>196</meta:editing-cycles>
    <meta:generator>OpenOffice.org/3.0$Unix OpenOffice.org_project/300m15$Build-9379</meta:generator>
    <meta:document-statistic meta:table-count="20" meta:image-count="0" meta:object-count="0" meta:page-count="9" meta:paragraph-count="349" meta:word-count="1352" meta:character-count="7981"/>
    <meta:user-defined meta:name="Info 1"/>
    <meta:user-defined meta:name="Info 2"/>
    <meta:user-defined meta:name="Info 3"/>
    <meta:user-defined meta:name="Info 4"/>
  </office:meta>
</office:document-meta>
</file>